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5"/>
    <style:style style:name="P2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text-properties officeooo:rsid="001a8b6e" officeooo:paragraph-rsid="001a8b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emperature Converter Website — Documentation</text:span></text:h>
      <text:h text:style-name="Heading_20_3" text:outline-level="3"><text:span text:style-name="Strong_20_Emphasis">1. Project Overview</text:span></text:h>
      <text:p text:style-name="Text_20_body">The Temperature Converter Website is a simple, responsive web application that allows users to convert temperatures between <text:span text:style-name="Strong_20_Emphasis">Celsius (°C)</text:span>, <text:span text:style-name="Strong_20_Emphasis">Fahrenheit (°F)</text:span>, and <text:span text:style-name="Strong_20_Emphasis">Kelvin (K)</text:span>.<text:line-break/>It provides <text:span text:style-name="Strong_20_Emphasis">instant results</text:span> as the user inputs values, making it useful for students, developers, and anyone who needs quick temperature conversions.</text:p>
      <text:p text:style-name="Horizontal_20_Line"/>
      <text:h text:style-name="Heading_20_3" text:outline-level="3"><text:span text:style-name="Strong_20_Emphasis">2. Features</text:span></text:h>
      <text:list text:style-name="L1">
        <text:list-item>
          <text:p text:style-name="P3">Converts between Celsius, Fahrenheit, and Kelvin.</text:p>
        </text:list-item>
        <text:list-item>
          <text:p text:style-name="P3">Instant results without page reload (using JavaScript).</text:p>
        </text:list-item>
        <text:list-item>
          <text:p text:style-name="P3">Responsive design for mobile and desktop.</text:p>
        </text:list-item>
        <text:list-item>
          <text:p text:style-name="P3">Simple and user-friendly interface.</text:p>
        </text:list-item>
      </text:list>
      <text:p text:style-name="Horizontal_20_Line"/>
      <text:h text:style-name="Heading_20_3" text:outline-level="3"><text:span text:style-name="Strong_20_Emphasis">3. Technologies Used</text:span></text:h>
      <text:list text:style-name="L2">
        <text:list-item>
          <text:p text:style-name="P4"><text:span text:style-name="Strong_20_Emphasis">HTML5</text:span> — Structure of the webpage.</text:p>
        </text:list-item>
        <text:list-item>
          <text:p text:style-name="P4"><text:span text:style-name="Strong_20_Emphasis">CSS3</text:span> — Styling and layout.</text:p>
        </text:list-item>
        <text:list-item>
          <text:p text:style-name="P4"><text:span text:style-name="Strong_20_Emphasis">JavaScript</text:span> — Conversion logic and instant updates.</text:p>
        </text:list-item>
      </text:list>
      <text:p text:style-name="Horizontal_20_Line"/>
      <text:h text:style-name="Heading_20_3" text:outline-level="3"><text:span text:style-name="Strong_20_Emphasis">4. Conversion Formulas</text:span></text:h>
      <text:list text:style-name="L3">
        <text:list-item>
          <text:p text:style-name="P5"><text:span text:style-name="Strong_20_Emphasis">Celsius to Fahrenheit</text:span>: <text:span text:style-name="Source_20_Text">F = (C × 9/5) + 32</text:span></text:p>
        </text:list-item>
        <text:list-item>
          <text:p text:style-name="P5"><text:span text:style-name="Strong_20_Emphasis">Celsius to Kelvin</text:span>: <text:span text:style-name="Source_20_Text">K = C + 273.15</text:span></text:p>
        </text:list-item>
        <text:list-item>
          <text:p text:style-name="P5"><text:span text:style-name="Strong_20_Emphasis">Fahrenheit to Celsius</text:span>: <text:span text:style-name="Source_20_Text">C = (F − 32) × 5/9</text:span></text:p>
        </text:list-item>
        <text:list-item>
          <text:p text:style-name="P5"><text:span text:style-name="Strong_20_Emphasis">Kelvin to Celsius</text:span>: <text:span text:style-name="Source_20_Text">C = K − 273.15</text:span></text:p>
        </text:list-item>
      </text:list>
      <text:p text:style-name="Horizontal_20_Line"/>
      <text:h text:style-name="Heading_20_3" text:outline-level="3"><text:span text:style-name="Strong_20_Emphasis">5. How It Works</text:span></text:h>
      <text:list text:style-name="L4">
        <text:list-item>
          <text:p text:style-name="P6">The user enters a temperature value in any field.</text:p>
        </text:list-item>
        <text:list-item>
          <text:p text:style-name="P6">JavaScript listens for the <text:span text:style-name="Source_20_Text">input</text:span> event.</text:p>
        </text:list-item>
        <text:list-item>
          <text:p text:style-name="P6">Based on the input field, conversion formulas are applied.</text:p>
        </text:list-item>
        <text:list-item>
          <text:p text:style-name="P6">Results update instantly in the other two fields.</text:p>
        </text:list-item>
      </text:list>
      <text:p text:style-name="Horizontal_20_Line"/>
      <text:h text:style-name="Heading_20_3" text:outline-level="3"><text:soft-page-break/><text:span text:style-name="Strong_20_Emphasis">6. Installation / Usage</text:span></text:h>
      <text:list text:style-name="L5">
        <text:list-item>
          <text:p text:style-name="P7">Download or clone the repository:</text:p>
          <text:p text:style-name="P1">bash</text:p>
          <text:p text:style-name="P1">CopyEdit</text:p>
          <text:p text:style-name="P2"><text:span text:style-name="Source_20_Text">git clone https://github.com/yourusername/temperature-converter.git</text:span></text:p>
        </text:list-item>
        <text:list-item>
          <text:p text:style-name="P7">Open <text:span text:style-name="Source_20_Text">index.html</text:span> in a web browser.</text:p>
        </text:list-item>
      </text:list>
      <text:p text:style-name="Horizontal_20_Line"/>
      <text:h text:style-name="Heading_20_3" text:outline-level="3"><text:span text:style-name="Strong_20_Emphasis">7. Future Improvements</text:span></text:h>
      <text:list text:style-name="L6">
        <text:list-item>
          <text:p text:style-name="P8">Add a <text:span text:style-name="Strong_20_Emphasis">unit switch</text:span> dropdown.</text:p>
        </text:list-item>
        <text:list-item>
          <text:p text:style-name="P8">Support <text:span text:style-name="Strong_20_Emphasis">Rankine</text:span> and other temperature units.</text:p>
        </text:list-item>
        <text:list-item>
          <text:p text:style-name="P8">Improve UI with animations.</text:p>
        </text:list-item>
      </text:list>
      <text:p text:style-name="P9">Name:Gada Anusha</text:p>
      <text:p text:style-name="P9">email:<text:a xlink:type="simple" xlink:href="mailto:gadaanusha1@gmail.com" text:style-name="Internet_20_link" text:visited-style-name="Visited_20_Internet_20_Link">gadaanusha1@gmail.com</text:a></text:p>
      <text:p text:style-name="P9">githublink:<text:a xlink:type="simple" xlink:href="https://github.com/ANUSHA-hash484/OIBSIP_webdev_task3" text:style-name="Internet_20_link" text:visited-style-name="Visited_20_Internet_20_Link">https://github.com/ANUSHA-hash484/OIBSIP_webdev_task3</text:a></text:p>
      <text:p text:style-name="P9"/>
      <text:p text:style-name="P9">video explanation :<text:a xlink:type="simple" xlink:href="https://drive.google.com/file/d/18MyhiHc1AZlmiI7r0ItdOV8Rg62hn5Zh/view?usp=drive_link" text:style-name="Internet_20_link" text:visited-style-name="Visited_20_Internet_20_Link">https://drive.google.com/file/d/18MyhiHc1AZlmiI7r0ItdOV8Rg62hn5Zh/view?usp=drive_link</text:a></text:p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9T17:38:09.459000000</meta:creation-date>
    <dc:date>2025-08-09T17:42:10.399000000</dc:date>
    <meta:editing-duration>PT4M1S</meta:editing-duration>
    <meta:editing-cycles>1</meta:editing-cycles>
    <meta:document-statistic meta:table-count="0" meta:image-count="0" meta:object-count="0" meta:page-count="2" meta:paragraph-count="36" meta:word-count="236" meta:character-count="1609" meta:non-whitespace-character-count="1425"/>
    <meta:generator>LibreOffice/24.2.0.3$Windows_X86_64 LibreOffice_project/da48488a73ddd66ea24cf16bbc4f7b9c08e9bea1</meta:generator>
  </office:meta>
</office:document-meta>
</file>